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C000001F0964BE2F9559761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25cm" svg:x="0.011cm" svg:y="0cm">
          <draw:image xlink:href="Pictures/100002010000053C000001F0964BE2F955976136.png" xlink:type="simple" xlink:show="embed" xlink:actuate="onLoad">
            <text:p/>
          </draw:image>
        </draw:frame>
        <draw:custom-shape draw:style-name="gr2" draw:text-style-name="P2" draw:layer="layout" svg:width="0.9cm" svg:height="0.6cm" svg:x="0.15cm" svg:y="0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6cm" svg:x="11.05cm" svg:y="0.4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3T23:30:28.773252284</meta:creation-date>
    <dc:date>2020-12-13T23:33:28.519944835</dc:date>
    <meta:editing-duration>PT3M</meta:editing-duration>
    <meta:editing-cycles>1</meta:editing-cycles>
    <meta:document-statistic meta:object-count="3"/>
    <meta:generator>LibreOffice/6.0.7.3$Linux_X86_64 LibreOffice_project/00m0$Build-3</meta:generator>
  </office:meta>
</office:document-meta>
</file>